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size_t read 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number-columns-repeated="1638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number-columns-repeated="1638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number-columns-repeated="163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00-00-00</text:date>, <text:time style:data-style-name="N2" text:time-value="21:58:24.125585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09-09T22:57:32.044656881</dc:date>
    <meta:editing-duration>PT57M38S</meta:editing-duration>
    <meta:editing-cycles>4</meta:editing-cycles>
    <meta:generator>LibreOffice/24.2.5.2$Linux_X86_64 LibreOffice_project/420$Build-2</meta:generator>
    <meta:document-statistic meta:table-count="1" meta:cell-count="22" meta:object-count="0"/>
  </office:meta>
</office:document-meta>
</file>